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18cm" fo:min-width="11.565cm"/>
    </style:style>
    <style:style style:name="gr2" style:family="graphic" style:parent-style-name="standard">
      <style:graphic-properties draw:textarea-horizontal-align="justify" draw:textarea-vertical-align="middle" draw:auto-grow-height="false" fo:min-height="4.449cm" fo:min-width="11.438cm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9.78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11.43cm" svg:x="1.635cm" svg:y="1.508cm">
          <text:p text:style-name="P1">Stop</text:p>
          <text:p text:style-name="P1"/>
          <text:p text:style-name="P1">- stringProperties : HashMap&lt;String, String&gt;</text:p>
          <text:p text:style-name="P1">- doubleProperties : HashMap&lt;String, Double&gt;</text:p>
          <text:p text:style-name="P1"/>
          <text:p text:style-name="P1">+ getStopCode() : String</text:p>
          <text:p text:style-name="P1">+getStopId() : String</text:p>
          <text:p text:style-name="P1">+ getName() : String</text:p>
          <text:p text:style-name="P1">+ getDescription() : String</text:p>
          <text:p text:style-name="P1">+ getLatitude() : double</text:p>
          <text:p text:style-name="P1">+ getLongitude() : double</text:p>
          <text:p text:style-name="P1">+ getZoneId() : String *</text:p>
          <text:p text:style-name="P1">+ getUrl() : String</text:p>
          <text:p text:style-name="P1">+ getParentStation() : Station *</text:p>
          <text:p text:style-name="P1">+ getTimezone() : String</text:p>
          <text:p text:style-name="P1">+ getWheelchairAccessibility : WheelchairAccessibilityEnu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4.699cm" svg:x="1.762cm" svg:y="13.954cm">
          <text:p text:style-name="P1">WheelchairAccessibilityEnum</text:p>
          <text:p text:style-name="P1"/>
          <text:p text:style-name="P1">+ UNKNOWN</text:p>
          <text:p text:style-name="P1">+ NONE</text:p>
          <text:p text:style-name="P1">+ NOT_NON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287cm" svg:height="4.445cm" svg:x="15.224cm" svg:y="3.286cm">
          <text:p text:style-name="P1">Station</text:p>
          <text:p text:style-name="P1"/>
          <text:p text:style-name="P1">+ getZoneId() : String</text:p>
          <text:p text:style-name="P1">+ getParentStation() : St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1T18:48:10.076218833</meta:creation-date>
    <dc:date>2016-05-01T21:00:03.592765494</dc:date>
    <meta:editing-duration>PT30S</meta:editing-duration>
    <meta:editing-cycles>1</meta:editing-cycles>
    <meta:document-statistic meta:object-count="3"/>
    <meta:generator>LibreOffice/5.0.6.1$Linux_X86_64 LibreOffice_project/00$Build-1</meta:generator>
  </office:meta>
</office:document-meta>
</file>